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6201in" style:rel-column-width="6072*"/>
    </style:style>
    <style:style style:name="Table2.D" style:family="table-column">
      <style:table-column-properties style:column-width="0.6299in" style:rel-column-width="6167*"/>
    </style:style>
    <style:style style:name="Table2.E" style:family="table-column">
      <style:table-column-properties style:column-width="0.2438in" style:rel-column-width="2386*"/>
    </style:style>
    <style:style style:name="Table2.F" style:family="table-column">
      <style:table-column-properties style:column-width="0.5063in" style:rel-column-width="4956*"/>
    </style:style>
    <style:style style:name="Table2.G" style:family="table-column">
      <style:table-column-properties style:column-width="0.8771in" style:rel-column-width="858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104b65b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36843e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8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393c26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3bc0a1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3bc0a1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32bcd5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3480ff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3480ff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e4fbe7"/>
    </style:style>
    <style:style style:name="T20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6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6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0"><text:text-input text:description="&lt;_(&quot;To&quot;)&gt;">To</text:text-input></text:span>: <text:text-input text:description="&lt;o.partner_shipping_id.child_ids[0].name or ''&gt;">contact_name</text:text-input></text:p>
            <text:p text:style-name="P42"><text:span text:style-name="T16"><text:text-input text:description="&lt;/if&gt;">endtest</text:text-input></text:span> </text:p>
            <text:p text:style-name="P43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8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9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7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1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0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62"><text:text-input text:description="&lt;_(&quot;Total&quot;)&gt;">Total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8"/>
          </table:table-cell>
          <table:table-cell table:style-name="Table2.B2" table:number-columns-spanned="2" office:value-type="string">
            <text:p text:style-name="P63">[<text:span text:style-name="T15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3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72"><text:span text:style-name="T2"><text:text-input text:description="&lt;_(&quot;TOTAL W/O VAT&quot;)&gt;">TOTAL W/O VAT 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1"><text:text-input text:description="&lt;formatLang(o.amount_untaxed, digits=2) or ''&gt;">total 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5"><text:text-input text:description="&lt;if test=&quot;False&quot;&gt;">if show_exchange_rate</text:text-input></text:p>
          </table:table-cell>
          <table:table-cell table:style-name="Tablica7.A1" office:value-type="string">
            <text:p text:style-name="P34"/>
          </table:table-cell>
        </table:table-row>
        <table:table-row table:style-name="Tablica7.1">
          <table:table-cell table:style-name="Tablica7.A1" office:value-type="string">
            <text:p text:style-name="P40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1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office:value-type="string">
            <text:p text:style-name="P33"><text:text-input text:description="&lt;/if&gt;">end if</text:text-input></text:p>
          </table:table-cell>
          <table:table-cell table:style-name="Tablica7.A1" office:value-type="string">
            <text:p text:style-name="P34"/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8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7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70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4T16:57:22.868684773</dc:date>
    <meta:editing-duration>P2DT2H28M11S</meta:editing-duration>
    <meta:editing-cycles>283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91" meta:character-count="1329" meta:non-whitespace-character-count="1242"/>
  </office:meta>
</office:document-meta>
</file>